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1563in" fo:text-align="start" style:justify-single-word="false" fo:widows="1" fo:text-indent="0in" style:auto-text-indent="false"/>
      <style:text-properties fo:color="#000000" style:font-name="Times New Roman" fo:font-size="10pt" style:font-size-asian="10pt" style:font-size-complex="10pt"/>
    </style:style>
    <style:style style:name="P2" style:family="paragraph" style:parent-style-name="Standard" style:list-style-name="L1">
      <style:paragraph-properties fo:margin-left="0in" fo:margin-right="0in" style:line-height-at-least="0.1563in" fo:text-align="start" style:justify-single-word="false" fo:widows="1" fo:text-indent="0in" style:auto-text-indent="false"/>
      <style:text-properties fo:color="#000000" style:font-name="Times New Roman" fo:font-size="10pt" style:font-size-asian="10pt" style:font-size-complex="10pt"/>
    </style:style>
    <style:style style:name="T1" style:family="text">
      <style:text-properties fo:font-variant="normal" fo:text-transform="none" fo:letter-spacing="normal" fo:font-style="normal" fo:font-weight="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Voting with you wallet is just as crucial as voting in elections, especially in a time when corporations are as involved in our political system as they are nowadays.</text:span> Therefore by boycotting corporations who abuse our environment, and supporting corporations who help it is a great way to do your part!</text:p>
      <text:p text:style-name="P1"/>
      <text:p text:style-name="P1">To start with I'm going to tell you five businesses you shouldn't be supporting:</text:p>
      <text:p text:style-name="P1"/>
      <text:p text:style-name="P1">1) Koch Brothers and subsidiaries</text:p>
      <text:p text:style-name="P1"/>
      <text:p text:style-name="P1">koch and subsidiaries.jpg</text:p>
      <text:p text:style-name="P1"><text:line-break/>The Koch Brothers have been responsible for &lt;a href=”http://www.wsj.com/articles/SB947781616495455358”&gt;multiple oil spills&lt;/a&gt;, &lt;a href=”<text:a xlink:type="simple" xlink:href="http://www.cbsnews.com/news/koch-industries-accused-of-polluting-waterway/" text:style-name="Internet_20_link" text:visited-style-name="Visited_20_Internet_20_Link">http://www.cbsnews.com/news/koch-industries-accused-of-polluting-waterway/</text:a>”&gt;extensive water pollution&lt;/a&gt; and &lt;a href=”<text:a xlink:type="simple" xlink:href="https://www.opensecrets.org/lobby/clientissues.php?id=D000000186&amp;year=2015" text:style-name="Internet_20_link" text:visited-style-name="Visited_20_Internet_20_Link">https://www.opensecrets.org/lobby/clientissues.php?id=D000000186&amp;year=2015</text:a>”&gt;campaigning for environmentally destructive policies&lt;/a&gt; (opposing climate change reform, deregulating use of toxic chemicals for fracking, etc) . Be sure to avoid Koch Industries, as well as their subsidiaries. </text:p>
      <text:p text:style-name="P1"/>
      <text:list xml:id="list3230363870531731231" text:style-name="L1">
        <text:list-header>
          <text:p text:style-name="P2">2) Shell Oil</text:p>
        </text:list-header>
      </text:list>
      <text:p text:style-name="P1"/>
      <text:p text:style-name="P1">Choosing the most environmentally friendly oil company is like choosing your favorite STD. However Shell is certainly one of the worst. They've been responsible for multiple oil spills (not to mention &lt;a href=”https://en.wikipedia.org/wiki/Royal_Dutch_Shell#Controversies”&gt;executions&lt;/a&gt;) in Nigeria, and have also &lt;a href=”http://switchboard.nrdc.org/blogs/fmatzner/latest_shell_approval_lights_t.html”&gt;campaigned for environmentally destructive practices.&lt;/a&gt; </text:p>
      <text:p text:style-name="P1"/>
      <text:p text:style-name="P1">3) Monsanto</text:p>
      <text:p text:style-name="P1"/>
      <text:p text:style-name="P1">Yes, I had to bring up Monsanto. But everybody knows not to buy anything that has Monsanto on it's label. That's why nobody puts Monsanto on their label, and that's why I'm going to give you a nice picture with just a few brands that use Monsanto products.</text:p>
      <text:p text:style-name="P1"/>
      <text:p text:style-name="P1"><text:a xlink:type="simple" xlink:href="https://pbs.twimg.com/media/BHwp1RvCUAEw4LE.jpg" text:style-name="Internet_20_link" text:visited-style-name="Visited_20_Internet_20_Link">https://pbs.twimg.com/media/BHwp1RvCUAEw4LE.jpg</text:a></text:p>
      <text:p text:style-name="P1"/>
      <text:p text:style-name="P1">And there are &lt;a href=”<text:a xlink:type="simple" xlink:href="http://www.realfarmacy.com/printable-list-of-monsanto-owned-food-producers/" text:style-name="Internet_20_link" text:visited-style-name="Visited_20_Internet_20_Link">http://www.realfarmacy.com/printable-list-of-monsanto-owned-food-producers/</text:a>”&gt;plenty more&lt;/a&gt;. </text:p>
      <text:p text:style-name="P1"/>
      <text:p text:style-name="P1"/>
      <text:p text:style-name="P1">http://mentalfloss.com/article/59451/9-easy-lifehacks-going-gree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9T14:12:59.76</meta:creation-date>
    <meta:editing-duration>PT45S</meta:editing-duration>
    <meta:editing-cycles>2</meta:editing-cycles>
    <meta:generator>OpenOffice/4.1.1$Win32 OpenOffice.org_project/411m6$Build-9775</meta:generator>
    <meta:document-statistic meta:table-count="0" meta:image-count="0" meta:object-count="0" meta:page-count="1" meta:paragraph-count="12" meta:word-count="224" meta:character-count="1956"/>
    <dc:date>2015-10-09T14:13:35.28</dc:date>
  </office:meta>
</office:document-meta>
</file>